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glibAnnotationProcessorFactory.supportedO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libAnnotationProcessorFactory.supportedAnnotation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libAnnotationProcessorFactory.getProcessorFor( Set &lt; AnnotationTypeDeclaration &gt; atds , AnnotationProcessorEnvironment env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